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Emitter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MapEmitter.generateGetPropertyType( final Map allProps , String [ ] all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MapEmitter.BeanMapEmitter( ClassVisitor v , String className , Class type , int requi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MapEmitter.generateGet( Class type , final Map ge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MapEmitter.gener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apEmitte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Emitter.generatePut( Class type , final Map set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eanMapEmitter.makePropertyMap( PropertyDescriptor [ ]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MapEmitter.getNames( Map propert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Emitter.generateKeySet( String [ ] all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